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'articolo "Segment Any Anomaly without Training via Hybrid Prompt Regularization" introduce SAA+, un framework innovativo per la segmentazione di anomalie in zero-shot utilizzando la regolarizzazione di prompt ibridi per migliorare l'adattabilità dei modelli fondamentali moderni alla segmentazione di anomalie. Questo approccio affronta le limitazioni dei modelli esistenti che richiedono un fine-tuning specifico per dominio, limitando la loro generalizzazione attraverso innumerevoli pattern di anomalie.</text:p>
      <text:p text:style-name="Text_20_body"><text:span text:style-name="Strong_20_Emphasis">Caratteristiche Fondamentali:</text:span></text:p>
      <text:list text:style-name="L7">
        <text:list-item>
          <text:p text:style-name="P10"><text:span text:style-name="Strong_20_Emphasis">Struttura del Modello Predittivo:</text:span> SAA+ costruisce sul modello di Segment Anything (SAA), integrando prompt ibridi derivati dalla conoscenza degli esperti del dominio e dal contesto dell'immagine target per la regolarizzazione.</text:p>
        </text:list-item>
        <text:list-item>
          <text:p text:style-name="P10"><text:span text:style-name="Strong_20_Emphasis">Tecnica di Apprendimento:</text:span> L'approccio non supervisionato, con prompt ibridi che includono espressioni di lingua dettagliate e proprietà degli oggetti specifiche come prompt, oltre a salienza visiva e classificazione della fiducia come prompt derivati dal contesto dell'immagine.</text:p>
        </text:list-item>
        <text:list-item>
          <text:p text:style-name="P10"><text:span text:style-name="Strong_20_Emphasis">Vantaggi rispetto ad altri approcci:</text:span> SAA+ supera le prestazioni dei modelli state-of-the-art in vari benchmark di segmentazione di anomalie, incluso VisA, MVTec-AD, MTD, e KSDD2, nel contesto zero-shot. Il suo design consente di adattare i modelli fondamentali alle esigenze specifiche della segmentazione di anomalie senza la necessità di dati di addestramento anomali.</text:p>
        </text:list-item>
        <text:list-item>
          <text:p text:style-name="P10"><text:span text:style-name="Strong_20_Emphasis">Etichettatura del Dataset per l'Addestramento:</text:span> Non è richiesta. SAA+ utilizza un approccio zero-shot, sfruttando i modelli fondamentali pre-addestrati e la regolarizzazione di prompt ibridi per l'adattamento al compito specifico.</text:p>
        </text:list-item>
        <text:list-item>
          <text:p text:style-name="P10"><text:span text:style-name="Strong_20_Emphasis">Risultati:</text:span> SAA+ raggiunge prestazioni di stato dell'arte sulla segmentazione di anomalie zero-shot su diversi dataset, dimostrando significativi miglioramenti rispetto ai metodi esistenti.</text:p>
        </text:list-item>
        <text:list-item>
          <text:p text:style-name="P10"><text:span text:style-name="Strong_20_Emphasis">Dataset Addestrato/Testato:</text:span> SAA+ è stato valutato su diversi dataset di riferimento per la segmentazione di anomalie, inclusi VisA, MVTec-AD, MTD, e KSDD2, stabilendo nuovi benchmark per la segmentazione di anomalie zero-shot.</text:p>
        </text:list-item>
      </text:list>
      <text:p text:style-name="Text_20_body">L'articolo propone un passo significativo verso la segmentazione di anomalie senza addestramento, sfruttando l'abilità di generalizzazione zero-shot dei modelli fondamentali e migliorando l'adattabilità con prompt ibridi specifici per compito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7:49:25.090000000</meta:creation-date>
    <dc:date>2024-03-17T20:09:42.800000000</dc:date>
    <meta:editing-duration>PT27S</meta:editing-duration>
    <meta:editing-cycles>2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9" meta:word-count="300" meta:character-count="2303" meta:non-whitespace-character-count="2018"/>
  </office:meta>
</office:document-meta>
</file>